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6pt" fo:font-weight="bold" fo:background-color="#1f1f1f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4pt" fo:font-weight="bold" officeooo:rsid="0018745b" officeooo:paragraph-rsid="0018745b" fo:background-color="#1f1f1f" style:font-size-asian="24pt" style:font-weight-asian="bold" style:font-size-complex="24pt" style:font-weight-complex="bold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6pt" fo:font-weight="bold" officeooo:rsid="0018745b" officeooo:paragraph-rsid="0018745b" fo:background-color="#1f1f1f" style:font-size-asian="36pt" style:font-weight-asian="bold" style:font-size-complex="36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28pt" fo:font-weight="normal" officeooo:rsid="001bfc91" officeooo:paragraph-rsid="001bfc91" fo:background-color="#1f1f1f" style:font-size-asian="28pt" style:font-size-complex="28pt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fo:font-size="18pt" style:font-size-asian="18pt" style:font-size-complex="18pt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paragraph-rsid="001bfc91" fo:background-color="#1f1f1f" style:font-size-asian="18pt" style:font-size-complex="18p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14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2pt" fo:font-weight="normal" officeooo:paragraph-rsid="00230dee" fo:background-color="#1f1f1f" style:font-size-asian="22pt" style:font-size-complex="22pt"/>
    </style:style>
    <style:style style:name="P1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2pt" fo:font-weight="bold" officeooo:rsid="0018745b" officeooo:paragraph-rsid="0018745b" fo:background-color="#1f1f1f" style:font-size-asian="22pt" style:font-weight-asian="bold" style:font-size-complex="22pt" style:font-weight-complex="bold"/>
    </style:style>
    <style:style style:name="P16" style:family="paragraph" style:parent-style-name="Standard">
      <style:paragraph-properties style:line-height-at-least="0.198in" fo:text-align="center" style:justify-single-word="false"/>
      <style:text-properties fo:color="#cccccc" loext:opacity="100%" fo:font-size="18pt" officeooo:paragraph-rsid="0020c382" style:font-size-asian="18pt" style:font-size-complex="18pt"/>
    </style:style>
    <style:style style:name="P17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18" style:family="paragraph" style:parent-style-name="Standard">
      <style:paragraph-properties fo:margin-top="0in" fo:margin-bottom="0.1965in" style:contextual-spacing="false" style:line-height-at-least="0.198in"/>
      <style:text-properties fo:font-size="18pt" style:font-size-asian="18pt" style:font-size-complex="18pt"/>
    </style:style>
    <style:style style:name="P19" style:family="paragraph" style:parent-style-name="Standard">
      <style:paragraph-properties style:line-height-at-least="0.198in"/>
      <style:text-properties fo:color="#6a9955" loext:opacity="100%" style:font-name="Droid Sans Mono" fo:font-size="18pt" fo:font-weight="normal" fo:background-color="#1f1f1f" style:font-size-asian="18pt" style:font-size-complex="18pt"/>
    </style:style>
    <style:style style:name="P20" style:family="paragraph" style:parent-style-name="Standard">
      <style:paragraph-properties style:line-height-at-least="0.198in"/>
      <style:text-properties fo:color="#6a9955" loext:opacity="100%" style:font-name="Droid Sans Mono" fo:font-size="16pt" fo:font-weight="normal" fo:background-color="#1f1f1f" style:font-size-asian="16pt" style:font-size-complex="16pt"/>
    </style:style>
    <style:style style:name="P21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P22" style:family="paragraph" style:parent-style-name="Standard">
      <style:paragraph-properties style:line-height-at-least="0.198in"/>
      <style:text-properties fo:color="#4fc1ff" loext:opacity="100%" style:font-name="Droid Sans Mono" fo:font-size="18pt" fo:font-weight="normal" fo:background-color="#1f1f1f" style:font-size-asian="18pt" style:font-size-complex="18pt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officeooo:rsid="001bfc91"/>
    </style:style>
    <style:style style:name="T6" style:family="text">
      <style:text-properties fo:color="#ce9178" loext:opacity="100%"/>
    </style:style>
    <style:style style:name="T7" style:family="text">
      <style:text-properties fo:color="#d4d4d4" loext:opacity="100%"/>
    </style:style>
    <style:style style:name="T8" style:family="text">
      <style:text-properties officeooo:rsid="001bfc91"/>
    </style:style>
    <style:style style:name="T9" style:family="text">
      <style:text-properties fo:color="#4fc1ff" loext:opacity="100%"/>
    </style:style>
    <style:style style:name="T10" style:family="text">
      <style:text-properties officeooo:rsid="001f0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REACT </text:p>
      <text:p text:style-name="P15"/>
      <text:p text:style-name="P14">Another way of writing a REACT code</text:p>
      <text:p text:style-name="P16"/>
      <text:p text:style-name="P3"/>
      <text:p text:style-name="P3"/>
      <text:p text:style-name="P4">HTML:</text:p>
      <text:p text:style-name="P20"/>
      <text:p text:style-name="P6"><text:span text:style-name="T3">&lt;</text:span><text:span text:style-name="T4">html</text:span><text:span text:style-name="T3">&gt;</text:span></text:p>
      <text:p text:style-name="P6"><text:span text:style-name="T3">&lt;</text:span><text:span text:style-name="T4">head</text:span><text:span text:style-name="T3">&gt;&lt;</text:span><text:span text:style-name="T4">link</text:span> <text:span text:style-name="T1">rel</text:span>=<text:span text:style-name="T6">"stylesheet"</text:span> <text:span text:style-name="T1">href</text:span>=<text:span text:style-name="T6">"https://cdnjs.cloudflare.com/ajax/libs/normalize/8.0.1/normalize.css"</text:span><text:span text:style-name="T3">&gt;</text:span></text:p>
      <text:p text:style-name="P6"><text:span text:style-name="T3">&lt;</text:span><text:span text:style-name="T4">link</text:span> <text:span text:style-name="T1">rel</text:span>=<text:span text:style-name="T6">"stylesheet"</text:span> <text:span text:style-name="T1">href</text:span>=<text:span text:style-name="T6">"index.css"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crossorigin</text:span><text:span text:style-name="T7"> </text:span><text:span text:style-name="T1">src</text:span><text:span text:style-name="T7">=</text:span><text:span text:style-name="T6">"https://unpkg.com/react@17/umd/react.development.js"</text:span><text:span text:style-name="T3">&gt;&lt;/</text:span><text:span text:style-name="T4">script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crossorigin</text:span><text:span text:style-name="T7"> </text:span><text:span text:style-name="T1">src</text:span><text:span text:style-name="T7">=</text:span><text:span text:style-name="T6">"https://unpkg.com/react-dom@17/umd/react-dom.development.js"</text:span><text:span text:style-name="T3">&gt;&lt;/</text:span><text:span text:style-name="T4">script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src</text:span><text:span text:style-name="T7">=</text:span><text:span text:style-name="T6">"https://unpkg.com/babel-standalone@6/babel.min.js"</text:span><text:span text:style-name="T3">&gt;&lt;/</text:span><text:span text:style-name="T4">script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6"><text:span text:style-name="T3">&lt;</text:span><text:span text:style-name="T4">body</text:span><text:span text:style-name="T3">&gt;</text:span></text:p>
      <text:p text:style-name="P6"><text:span text:style-name="T3">&lt;</text:span><text:span text:style-name="T4">div</text:span> <text:span text:style-name="T1">id</text:span>=<text:span text:style-name="T6">"root"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src</text:span><text:span text:style-name="T7">=</text:span><text:span text:style-name="T6">"index.js"</text:span><text:span text:style-name="T7"> </text:span><text:span text:style-name="T1">type</text:span><text:span text:style-name="T7">=</text:span><text:span text:style-name="T6">"text/babel"</text:span><text:span text:style-name="T3">&gt;&lt;/</text:span><text:span text:style-name="T4">script</text:span><text:span text:style-name="T3">&gt;</text:span></text:p>
      <text:p text:style-name="P6"><text:span text:style-name="T3">&lt;/</text:span><text:span text:style-name="T4">body</text:span><text:span text:style-name="T3">&gt;</text:span></text:p>
      <text:p text:style-name="P6"><text:span text:style-name="T3">&lt;/</text:span><text:span text:style-name="T4">html</text:span><text:span text:style-name="T3">&gt;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JS:</text:p>
      <text:p text:style-name="P4"><text:soft-page-break/></text:p>
      <text:p text:style-name="P10"><text:span text:style-name="T9"/></text:p>
      <text:p text:style-name="P17"/>
      <text:p text:style-name="P19">//Another way of writing a REACT code</text:p>
      <text:p text:style-name="P8"><text:span text:style-name="T4">const</text:span> <text:span text:style-name="T9">page</text:span><text:span text:style-name="T7">=</text:span> (<text:span text:style-name="T3">&lt;</text:span><text:span text:style-name="T4">div</text:span><text:span text:style-name="T3">&gt;</text:span></text:p>
      <text:p text:style-name="P8"><text:span text:style-name="T3">&lt;</text:span><text:span text:style-name="T4">h1</text:span> <text:span text:style-name="T3">&gt;</text:span> RAECT <text:span text:style-name="T3">&lt;/</text:span><text:span text:style-name="T4">h1</text:span><text:span text:style-name="T3">&gt;</text:span></text:p>
      <text:p text:style-name="P8"><text:span text:style-name="T3">&lt;</text:span><text:span text:style-name="T4">p</text:span><text:span text:style-name="T3">&gt;</text:span> This is how we use RAECT instead of imperative programming.<text:span text:style-name="T3">&lt;/</text:span><text:span text:style-name="T4">p</text:span><text:span text:style-name="T3">&gt;</text:span></text:p>
      <text:p text:style-name="P8"><text:span text:style-name="T3">&lt;/</text:span><text:span text:style-name="T4">div</text:span><text:span text:style-name="T3">&gt;</text:span> )</text:p>
      <text:p text:style-name="P8"><text:span text:style-name="T1">console</text:span>.<text:span text:style-name="T2">log</text:span>(<text:span text:style-name="T9">page</text:span>)</text:p>
      <text:p text:style-name="P17"/>
      <text:p text:style-name="P8"><text:span text:style-name="T1">ReactDOM</text:span>.<text:span text:style-name="T2">render</text:span>(</text:p>
      <text:p text:style-name="P22">page</text:p>
      <text:p text:style-name="P8">,</text:p>
      <text:p text:style-name="P8"><text:span text:style-name="T1">document</text:span>.<text:span text:style-name="T2">getElementById</text:span>(<text:span text:style-name="T6">'root'</text:span>)</text:p>
      <text:p text:style-name="P8">)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3T01:40:26.190455320</dc:date>
    <meta:editing-duration>PT2H45M53S</meta:editing-duration>
    <meta:editing-cycles>8</meta:editing-cycles>
    <meta:document-statistic meta:table-count="0" meta:image-count="0" meta:object-count="0" meta:page-count="2" meta:paragraph-count="28" meta:word-count="68" meta:character-count="770" meta:non-whitespace-character-count="729"/>
  </office:meta>
</office:document-meta>
</file>